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115eeb" officeooo:paragraph-rsid="00115eeb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15eeb" officeooo:paragraph-rsid="00115ee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4pt" fo:font-weight="bold" officeooo:rsid="00115eeb" officeooo:paragraph-rsid="00115eeb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text-properties fo:font-size="14pt" fo:font-weight="bold" officeooo:rsid="00115eeb" officeooo:paragraph-rsid="00115eeb" style:font-size-asian="12.25pt" style:font-weight-asian="bold" style:font-size-complex="14pt" style:font-weight-complex="bold"/>
    </style:style>
    <style:style style:name="P5" style:family="paragraph" style:parent-style-name="Standard" style:list-style-name="L5">
      <style:text-properties fo:font-size="14pt" fo:font-weight="bold" officeooo:rsid="00115eeb" officeooo:paragraph-rsid="00115eeb" style:font-size-asian="12.25pt" style:font-weight-asian="bold" style:font-size-complex="14pt" style:font-weight-complex="bold"/>
    </style:style>
    <style:style style:name="P6" style:family="paragraph" style:parent-style-name="Standard" style:list-style-name="L3">
      <style:text-properties fo:font-size="14pt" fo:font-weight="bold" officeooo:rsid="00158dc5" officeooo:paragraph-rsid="00115eeb" style:font-size-asian="12.25pt" style:font-weight-asian="bold" style:font-size-complex="14pt" style:font-weight-complex="bold"/>
    </style:style>
    <style:style style:name="P7" style:family="paragraph" style:parent-style-name="Standard" style:list-style-name="L4">
      <style:text-properties fo:font-size="14pt" fo:font-weight="bold" officeooo:rsid="00158dc5" officeooo:paragraph-rsid="00115eeb" style:font-size-asian="12.25pt" style:font-weight-asian="bold" style:font-size-complex="14pt" style:font-weight-complex="bold"/>
    </style:style>
    <style:style style:name="P8" style:family="paragraph" style:parent-style-name="Standard" style:list-style-name="L4">
      <style:text-properties fo:font-size="14pt" fo:font-weight="bold" officeooo:rsid="00158dc5" officeooo:paragraph-rsid="00115eeb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fo:font-weight="normal" officeooo:rsid="00115eeb" officeooo:paragraph-rsid="00115eeb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text-properties fo:font-size="14pt" fo:font-weight="normal" officeooo:rsid="00115eeb" officeooo:paragraph-rsid="00115eeb" style:font-size-asian="12.25pt" style:font-weight-asian="normal" style:font-size-complex="14pt" style:font-weight-complex="normal"/>
    </style:style>
    <style:style style:name="P11" style:family="paragraph" style:parent-style-name="Standard" style:list-style-name="L5">
      <style:text-properties fo:font-size="14pt" fo:font-weight="normal" officeooo:rsid="00115eeb" officeooo:paragraph-rsid="00115eeb" style:font-size-asian="12.25pt" style:font-weight-asian="normal" style:font-size-complex="14pt" style:font-weight-complex="normal"/>
    </style:style>
    <style:style style:name="P12" style:family="paragraph" style:parent-style-name="Standard" style:list-style-name="L4">
      <style:text-properties fo:font-size="14pt" fo:font-weight="normal" officeooo:rsid="00158dc5" officeooo:paragraph-rsid="00115eeb" style:font-size-asian="12.25pt" style:font-weight-asian="normal" style:font-size-complex="14pt" style:font-weight-complex="normal"/>
    </style:style>
    <style:style style:name="P13" style:family="paragraph" style:parent-style-name="Standard" style:list-style-name="L3">
      <style:text-properties fo:font-size="14pt" officeooo:rsid="00158dc5" officeooo:paragraph-rsid="00115eeb" style:font-size-asian="12.25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ypisz „Podaj linię”</text:p>
      <text:list text:style-name="L1">
        <text:list-item>
          <text:p text:style-name="P3">wypisuje tekst na ekranie</text:p>
          <text:list>
            <text:list-item>
              <text:p text:style-name="P9">cout &lt; &lt; „podaj linię”</text:p>
            </text:list-item>
          </text:list>
        </text:list-item>
      </text:list>
      <text:p text:style-name="P2">2. Pobierz numer linii</text:p>
      <text:list text:style-name="L2">
        <text:list-item>
          <text:p text:style-name="P4">pobiera numer linii</text:p>
          <text:list>
            <text:list-item>
              <text:p text:style-name="P10">cin &gt; &gt; numer_linii</text:p>
            </text:list-item>
          </text:list>
        </text:list-item>
      </text:list>
      <text:p text:style-name="P2">3.Połącz z bazą danych</text:p>
      <text:list text:style-name="L3">
        <text:list-item>
          <text:p text:style-name="P6">Stworzenie zmiennej polączenia</text:p>
          <text:list>
            <text:list-item>
              <text:p text:style-name="P13">MYSQL mysql</text:p>
            </text:list-item>
          </text:list>
        </text:list-item>
        <text:list-item>
          <text:p text:style-name="P6">Połączenie z bazą</text:p>
          <text:list>
            <text:list-item>
              <text:p text:style-name="P13">mysql_real_connect ($mysql, dane polaczenia) </text:p>
            </text:list-item>
          </text:list>
        </text:list-item>
      </text:list>
      <text:p text:style-name="P2">4.Wyślij zapytanie</text:p>
      <text:list text:style-name="L4">
        <text:list-item>
          <text:p text:style-name="P8">Wybór bazy</text:p>
          <text:list>
            <text:list-item>
              <text:p text:style-name="P12">mysql_select_db(nazwa bazy)</text:p>
            </text:list-item>
          </text:list>
        </text:list-item>
        <text:list-item>
          <text:p text:style-name="P7">Wysłanie kwerendy</text:p>
          <text:list>
            <text:list-item>
              <text:p text:style-name="P12">mysql_query(kwerenda)</text:p>
            </text:list-item>
          </text:list>
        </text:list-item>
      </text:list>
      <text:p text:style-name="P2">5.Wypisz opoźnienie pobrane z bazy na ekranie</text:p>
      <text:list text:style-name="L5">
        <text:list-item>
          <text:p text:style-name="P5">Wypisuje opoznienie na ekranie</text:p>
          <text:list>
            <text:list-item>
              <text:p text:style-name="P11"><text:tab/>cout &lt; &lt; <text:s/>„Opoznienie: „ + opoznieni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1:12:08.011000000</meta:creation-date>
    <dc:date>2024-12-16T21:16:11.098000000</dc:date>
    <meta:editing-duration>PT4M3S</meta:editing-duration>
    <meta:editing-cycles>1</meta:editing-cycles>
    <meta:document-statistic meta:table-count="0" meta:image-count="0" meta:object-count="0" meta:page-count="1" meta:paragraph-count="19" meta:word-count="81" meta:character-count="475" meta:non-whitespace-character-count="424"/>
    <meta:generator>LibreOffice/7.6.4.1$Windows_X86_64 LibreOffice_project/e19e193f88cd6c0525a17fb7a176ed8e6a3e2aa1</meta:generator>
  </office:meta>
</office:document-meta>
</file>